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1F280000175D99AFE517B609D94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0.752cm" svg:height="12.502cm" draw:transform="skewX (-0.00593411945678072) translate (3.302cm 1.214cm)">
          <draw:image xlink:href="Pictures/1000020100001F280000175D99AFE517B609D94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7T15:18:30.380566155</meta:creation-date>
    <dc:date>2022-12-07T15:24:42.671301910</dc:date>
    <meta:editing-duration>PT6M13S</meta:editing-duration>
    <meta:editing-cycles>1</meta:editing-cycles>
    <meta:document-statistic meta:object-count="24"/>
    <meta:generator>LibreOffice/6.4.7.2$Linux_X86_64 LibreOffice_project/40$Build-2</meta:generator>
  </office:meta>
</office:document-meta>
</file>